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Configuration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fill-image-width="2.54cm" draw:fill-image-height="2.54cm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fill="solid" draw:fill-color="#000000" draw:textarea-horizontal-align="center" draw:textarea-vertical-align="middle"/>
    </style:style>
    <style:style style:name="gr7" style:family="graphic" style:parent-style-name="standard">
      <style:graphic-properties draw:marker-start="Arrowheads_20_1" draw:marker-start-width="0.127cm" draw:marker-end="Arrowheads_20_1" draw:marker-end-width="0.127cm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marker-end="Arrowheads_20_1" draw:marker-end-width="0.127cm" draw:textarea-horizontal-align="center" draw:textarea-vertical-align="middle"/>
    </style:style>
    <style:style style:name="gr11" style:family="graphic" style:parent-style-name="standard">
      <style:graphic-properties draw:marker-start="Arrowheads_20_1" draw:marker-start-width="0.127cm" draw:textarea-horizontal-align="center" draw:textarea-vertical-align="middle"/>
    </style:style>
    <style:style style:name="gr12" style:family="graphic" style:parent-style-name="standard">
      <style:graphic-properties draw:marker-start="Arrowheads_20_1" draw:marker-start-width="0.127cm" draw:marker-end="" draw:textarea-horizontal-align="center" draw:textarea-vertical-align="middle"/>
    </style:style>
    <style:style style:name="gr13" style:family="graphic" style:parent-style-name="standard">
      <style:graphic-properties draw:stroke="solid" draw:stroke-dash="Dash_20_2" svg:stroke-width="0.051cm" svg:stroke-color="#000000" draw:marker-start="Arrowheads_20_1" draw:marker-start-width="0.178cm" draw:marker-start-center="false" draw:marker-end-width="0.508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051cm" draw:marker-start-width="0.508cm" draw:marker-end="Arrowheads_20_1" draw:marker-end-width="0.178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svg:stroke-width="0.051cm" draw:marker-start="" draw:marker-start-width="0.508cm" draw:marker-end="Arrowheads_20_1" draw:marker-end-width="0.178cm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standard">
      <style:graphic-properties draw:stroke="solid" draw:stroke-dash="Dash_20_2" svg:stroke-width="0cm" svg:stroke-color="#000000" draw:marker-start="" draw:marker-start-width="0.254cm" draw:marker-start-center="false" draw:marker-end="Arrowheads_20_1" draw:marker-end-width="0.127cm" draw:marker-end-center="false" svg:stroke-opacity="100%" draw:textarea-horizontal-align="center" draw:textarea-vertical-align="middle" draw:shadow="hidden" draw:shadow-offset-x="0.3cm" draw:shadow-offset-y="0.3cm" draw:shadow-color="#808080" draw:shadow-opacity="100%"/>
    </style:style>
    <style:style style:name="pr1" style:family="presentation" style:parent-style-name="Home-notes">
      <style:graphic-properties draw:fill-color="#ffffff" draw:auto-grow-height="true" fo:min-height="10.588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/>
    </style:style>
    <style:style style:name="P3" style:family="paragraph">
      <style:text-properties fo:font-size="10pt" fo:font-style="italic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text-indent="0cm"/>
      <style:text-properties fo:font-size="10pt" fo:font-style="italic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text-indent="0cm"/>
      <style:text-properties fo:font-size="12pt" fo:font-style="italic"/>
    </style:style>
    <style:style style:name="P9" style:family="paragraph">
      <style:paragraph-properties fo:margin-left="0cm" fo:margin-right="0cm" fo:text-align="end" fo:text-indent="0cm"/>
      <style:text-properties fo:font-size="12pt"/>
    </style:style>
    <style:style style:name="P10" style:family="paragraph">
      <style:paragraph-properties fo:margin-left="0cm" fo:margin-right="0cm" fo:text-align="end" fo:text-indent="0cm"/>
      <style:text-properties fo:font-size="12pt" fo:font-style="italic"/>
    </style:style>
    <style:style style:name="P11" style:family="paragraph">
      <style:text-properties fo:font-size="24pt"/>
    </style:style>
    <style:style style:name="T1" style:family="text">
      <style:text-properties fo:font-size="10pt" fo:font-style="italic" style:font-style-asian="italic" style:font-style-complex="italic"/>
    </style:style>
    <style:style style:name="T2" style:family="text">
      <style:text-properties fo:font-size="10pt"/>
    </style:style>
    <style:style style:name="T3" style:family="text">
      <style:text-properties fo:font-family="symbol" style:font-pitch="variable" style:font-charset="x-symbol" fo:font-size="10pt" fo:font-style="italic"/>
    </style:style>
    <style:style style:name="T4" style:family="text">
      <style:text-properties style:text-position="sub 58%" fo:font-size="10pt" fo:font-style="italic" fo:font-weight="normal"/>
    </style:style>
    <style:style style:name="T5" style:family="text">
      <style:text-properties fo:font-family="Times" style:font-family-generic="roman" fo:font-size="10pt" fo:font-style="italic" fo:font-weight="bold" style:font-weight-asian="bold" style:font-weight-complex="bold"/>
    </style:style>
    <style:style style:name="T6" style:family="text">
      <style:text-properties fo:font-family="Times" style:font-family-generic="roman"/>
    </style:style>
    <style:style style:name="T7" style:family="text">
      <style:text-properties fo:font-family="Times" style:font-family-generic="roman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8" style:family="text">
      <style:text-properties fo:font-family="symbol" style:font-pitch="variable" style:font-charset="x-symbol" fo:font-size="10pt" fo:font-style="italic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9" style:family="text">
      <style:text-properties style:text-position="sub 58%" fo:font-family="times" style:font-family-generic="roman" fo:font-size="10pt" fo:font-style="italic" fo:font-weight="normal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0" style:family="text">
      <style:text-properties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1" style:family="text">
      <style:text-properties fo:font-family="times" style:font-family-generic="roman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2" style:family="text">
      <style:text-properties fo:font-family="symbol" style:font-pitch="variable" style:font-charset="x-symbol" fo:font-size="10pt" fo:font-style="italic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3" style:family="text">
      <style:text-properties style:text-position="sub 58%" fo:font-family="times" style:font-family-generic="roman" fo:font-size="10pt" fo:font-style="italic" fo:font-weight="normal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4" style:family="text">
      <style:text-properties fo:font-size="10pt" fo:font-style="normal"/>
    </style:style>
    <style:style style:name="T15" style:family="text">
      <style:text-properties fo:font-size="10pt" fo:font-style="italic"/>
    </style:style>
    <style:style style:name="T16" style:family="text">
      <style:text-properties style:text-position="sub 58%" fo:font-size="10pt" fo:font-style="italic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ome">
        <office:forms form:automatic-focus="false" form:apply-design-mode="false"/>
        <draw:frame draw:style-name="gr1" draw:text-style-name="P2" draw:layer="layout" svg:width="1.081cm" svg:height="0.843cm" svg:x="15.584cm" svg:y="8.064cm">
          <draw:text-box>
            <text:p text:style-name="P1"><text:span text:style-name="T1">Surface</text:span></text:p>
            <text:p text:style-name="P1"><text:span text:style-name="T2">normal</text:span></text:p>
          </draw:text-box>
        </draw:frame>
        <draw:g>
          <draw:rect draw:style-name="gr2" draw:layer="layout" svg:width="5.446cm" svg:height="2.836cm" draw:transform="skewX (-0.0328121899374872) rotate (0.193557014046135) translate (11.342cm 7.346cm)">
            <text:p/>
          </draw:rect>
          <draw:line draw:style-name="gr3" draw:layer="layout" svg:x1="10.867cm" svg:y1="8.827cm" svg:x2="18.044cm" svg:y2="7.422cm">
            <text:p/>
          </draw:line>
          <draw:line draw:style-name="gr3" draw:layer="layout" svg:x1="14.858cm" svg:y1="10.212cm" svg:x2="13.945cm" svg:y2="6.258cm">
            <text:p/>
          </draw:line>
        </draw:g>
        <draw:frame draw:style-name="gr4" draw:text-style-name="P2" draw:layer="layout" svg:width="1.386cm" svg:height="0.422cm" svg:x="15.385cm" svg:y="3.765cm">
          <draw:text-box>
            <text:p text:style-name="P1"><text:span text:style-name="T2">Sun beam</text:span></text:p>
          </draw:text-box>
        </draw:frame>
        <draw:frame draw:style-name="gr4" draw:text-style-name="P3" draw:layer="layout" svg:width="0.287cm" svg:height="0.562cm" svg:x="15.285cm" svg:y="9.765cm">
          <draw:text-box>
            <text:p text:style-name="P1"><text:span text:style-name="T3"></text:span><text:span text:style-name="T4">p</text:span></text:p>
          </draw:text-box>
        </draw:frame>
        <draw:frame draw:style-name="gr4" draw:text-style-name="P3" draw:layer="layout" svg:width="0.242cm" svg:height="0.562cm" svg:x="15.971cm" svg:y="6.95cm">
          <draw:text-box>
            <text:p text:style-name="P1"><text:span text:style-name="T3"></text:span><text:span text:style-name="T4">i</text:span></text:p>
          </draw:text-box>
        </draw:frame>
        <draw:line draw:style-name="gr3" draw:layer="layout" svg:x1="14.378cm" svg:y1="8.157cm" svg:x2="15.34cm" svg:y2="9.31cm">
          <text:p/>
        </draw:line>
        <draw:line draw:style-name="gr5" draw:layer="layout" svg:x1="15.338cm" svg:y1="9.307cm" svg:x2="15.338cm" svg:y2="8.08cm">
          <text:p/>
        </draw:line>
        <draw:line draw:style-name="gr3" draw:layer="layout" svg:x1="15.012cm" svg:y1="8.563cm" svg:x2="15.339cm" svg:y2="8.955cm">
          <text:p/>
        </draw:line>
        <draw:line draw:style-name="gr3" draw:layer="layout" svg:x1="15.012cm" svg:y1="8.923cm" svg:x2="15.012cm" svg:y2="8.562cm">
          <text:p/>
        </draw:line>
        <draw:ellipse draw:style-name="gr6" draw:layer="layout" svg:width="0.083cm" svg:height="0.044cm" draw:transform="skewX (-0.807563844897624) rotate (-0.811054503402798) translate (15.142cm 8.853cm)">
          <text:p/>
        </draw:ellipse>
        <draw:frame draw:style-name="gr4" draw:text-style-name="P2" draw:layer="layout" svg:width="0.217cm" svg:height="0.422cm" svg:x="18.186cm" svg:y="7.165cm">
          <draw:text-box>
            <text:p text:style-name="P1"><text:span text:style-name="T2">E</text:span></text:p>
          </draw:text-box>
        </draw:frame>
        <draw:frame draw:style-name="gr4" draw:text-style-name="P2" draw:layer="layout" svg:width="0.178cm" svg:height="0.422cm" svg:x="14.786cm" svg:y="10.265cm">
          <draw:text-box>
            <text:p text:style-name="P1"><text:span text:style-name="T2">S</text:span></text:p>
          </draw:text-box>
        </draw:frame>
        <draw:frame draw:style-name="gr4" draw:text-style-name="P2" draw:layer="layout" svg:width="0.296cm" svg:height="0.422cm" svg:x="10.487cm" svg:y="8.665cm">
          <draw:text-box>
            <text:p text:style-name="P1"><text:span text:style-name="T2">W</text:span></text:p>
          </draw:text-box>
        </draw:frame>
        <draw:frame draw:style-name="gr4" draw:text-style-name="P4" draw:layer="layout" svg:width="0.237cm" svg:height="0.422cm" svg:x="13.639cm" svg:y="5.78cm">
          <draw:text-box>
            <text:p text:style-name="P1"><text:span text:style-name="T2">N</text:span></text:p>
          </draw:text-box>
        </draw:frame>
        <draw:line draw:style-name="gr7" draw:layer="layout" svg:x1="15.403cm" svg:y1="6.577cm" svg:x2="16.246cm" svg:y2="8.014cm">
          <text:p/>
        </draw:line>
        <draw:g>
          <draw:rect draw:style-name="gr8" draw:layer="layout" svg:width="1.354cm" svg:height="0.794cm" draw:transform="rotate (0.689928653313228) translate (13.381cm 7.925cm)">
            <text:p/>
          </draw:rect>
          <draw:rect draw:style-name="gr9" draw:layer="layout" svg:width="1.354cm" svg:height="1.341cm" draw:transform="skewX (0.281696141271831) rotate (0.689928653313228) translate (13.333cm 7.257cm)">
            <text:p/>
          </draw:rect>
        </draw:g>
        <draw:line draw:style-name="gr10" draw:layer="layout" svg:x1="14.384cm" svg:y1="8.135cm" svg:x2="16.669cm" svg:y2="7.99cm">
          <text:p/>
        </draw:line>
        <draw:line draw:style-name="gr7" draw:layer="layout" svg:x1="14.791cm" svg:y1="9.916cm" svg:x2="15.583cm" svg:y2="9.604cm">
          <text:p/>
        </draw:line>
        <draw:line draw:style-name="gr5" draw:layer="layout" svg:x1="13.372cm" svg:y1="7.918cm" svg:x2="12.569cm" svg:y2="6.846cm">
          <text:p/>
        </draw:line>
        <draw:line draw:style-name="gr5" draw:layer="layout" svg:x1="13.31cm" svg:y1="7.222cm" svg:x2="12.947cm" svg:y2="6.389cm">
          <text:p/>
        </draw:line>
        <draw:line draw:style-name="gr3" draw:layer="layout" svg:x1="12.664cm" svg:y1="6.986cm" svg:x2="13.078cm" svg:y2="6.679cm">
          <text:p/>
        </draw:line>
        <draw:line draw:style-name="gr11" draw:layer="layout" svg:x1="13.076cm" svg:y1="6.681cm" svg:x2="13.473cm" svg:y2="6.386cm">
          <text:p/>
        </draw:line>
        <draw:line draw:style-name="gr12" draw:layer="layout" svg:x1="12.668cm" svg:y1="6.982cm" svg:x2="12.251cm" svg:y2="7.292cm">
          <text:p/>
        </draw:line>
        <draw:frame draw:style-name="gr4" draw:text-style-name="P3" draw:layer="layout" svg:width="0.287cm" svg:height="0.562cm" svg:x="12.572cm" svg:y="6.251cm">
          <draw:text-box>
            <text:p text:style-name="P1"><text:span text:style-name="T3"></text:span><text:span text:style-name="T4">p</text:span></text:p>
          </draw:text-box>
        </draw:frame>
        <draw:line draw:style-name="gr5" draw:layer="layout" svg:x1="15.34cm" svg:y1="9.31cm" svg:x2="15.774cm" svg:y2="9.831cm">
          <text:p/>
        </draw:line>
        <draw:line draw:style-name="gr13" draw:layer="layout" svg:x1="14.394cm" svg:y1="8.151cm" svg:x2="17.08cm" svg:y2="3.985cm">
          <text:p/>
        </draw:line>
        <draw:frame draw:style-name="gr4" draw:text-style-name="P3" draw:layer="layout" svg:width="11.332cm" svg:height="2.139cm" svg:x="9.71cm" svg:y="10.622cm">
          <draw:text-box>
            <text:p text:style-name="P1"><text:span text:style-name="T5">Legend</text:span></text:p>
            <text:p><text:span text:style-name="T3"></text:span><text:span text:style-name="T4">p</text:span> surface tilt (<text:span text:style-name="T6">=0</text:span><text:span text:style-name="T7">° for ceilings, 90° for walls)</text:span></text:p>
            <text:p><text:span text:style-name="T8"></text:span><text:span text:style-name="T9">p </text:span>surface azimuth (= -90<text:span text:style-name="T10">°</text:span><text:span text:style-name="T11"> if surface outward unit normal points towards west)</text:span></text:p>
            <text:p><text:span text:style-name="T12"></text:span><text:span text:style-name="T13">i</text:span><text:span text:style-name="T11"> solar incidence angle</text:span>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2.716cm" svg:height="9.537cm" svg:x="4.436cm" svg:y="2.791cm" draw:page-number="1" presentation:class="page"/>
          <draw:frame presentation:style-name="pr1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draw:frame draw:style-name="gr1" draw:text-style-name="P5" draw:layer="layout" svg:width="1.539cm" svg:height="0.895cm" svg:x="15.584cm" svg:y="8.064cm">
          <draw:text-box>
            <text:p text:style-name="P5"><text:span text:style-name="T14">Surface</text:span></text:p>
            <text:p text:style-name="P5"><text:span text:style-name="T2">normal, </text:span><text:span text:style-name="T15">n</text:span><text:span text:style-name="T16">p</text:span><text:span text:style-name="T15">'</text:span></text:p>
          </draw:text-box>
        </draw:frame>
        <draw:g>
          <draw:rect draw:style-name="gr2" draw:layer="layout" svg:width="5.446cm" svg:height="2.836cm" draw:transform="skewX (-0.0328121899374872) rotate (0.193557014046135) translate (11.342cm 7.346cm)">
            <text:p/>
          </draw:rect>
          <draw:line draw:style-name="gr3" draw:layer="layout" svg:x1="10.867cm" svg:y1="8.827cm" svg:x2="18.044cm" svg:y2="7.422cm">
            <text:p/>
          </draw:line>
          <draw:line draw:style-name="gr3" draw:layer="layout" svg:x1="14.858cm" svg:y1="10.212cm" svg:x2="13.945cm" svg:y2="6.258cm">
            <text:p/>
          </draw:line>
        </draw:g>
        <draw:frame draw:style-name="gr4" draw:text-style-name="P5" draw:layer="layout" svg:width="1.407cm" svg:height="0.39cm" svg:x="15.385cm" svg:y="3.765cm">
          <draw:text-box>
            <text:p text:style-name="P5"><text:span text:style-name="T2">Sun beam</text:span></text:p>
          </draw:text-box>
        </draw:frame>
        <draw:frame draw:style-name="gr4" draw:text-style-name="P6" draw:layer="layout" svg:width="0.286cm" svg:height="0.549cm" svg:x="15.285cm" svg:y="9.765cm">
          <draw:text-box>
            <text:p text:style-name="P5"><text:span text:style-name="T3"></text:span><text:span text:style-name="T4">p</text:span></text:p>
          </draw:text-box>
        </draw:frame>
        <draw:frame draw:style-name="gr4" draw:text-style-name="P6" draw:layer="layout" svg:width="0.239cm" svg:height="0.549cm" svg:x="15.971cm" svg:y="6.95cm">
          <draw:text-box>
            <text:p text:style-name="P5"><text:span text:style-name="T3"></text:span><text:span text:style-name="T4">i</text:span></text:p>
          </draw:text-box>
        </draw:frame>
        <draw:line draw:style-name="gr3" draw:layer="layout" svg:x1="14.378cm" svg:y1="8.157cm" svg:x2="15.34cm" svg:y2="9.31cm">
          <text:p/>
        </draw:line>
        <draw:line draw:style-name="gr5" draw:layer="layout" svg:x1="15.338cm" svg:y1="9.307cm" svg:x2="15.338cm" svg:y2="8.08cm">
          <text:p/>
        </draw:line>
        <draw:line draw:style-name="gr3" draw:layer="layout" svg:x1="15.012cm" svg:y1="8.563cm" svg:x2="15.339cm" svg:y2="8.955cm">
          <text:p/>
        </draw:line>
        <draw:line draw:style-name="gr3" draw:layer="layout" svg:x1="15.012cm" svg:y1="8.923cm" svg:x2="15.012cm" svg:y2="8.562cm">
          <text:p/>
        </draw:line>
        <draw:ellipse draw:style-name="gr6" draw:layer="layout" svg:width="0.083cm" svg:height="0.044cm" draw:transform="skewX (-0.807563844897624) rotate (-0.811054503402798) translate (15.142cm 8.853cm)">
          <text:p/>
        </draw:ellipse>
        <draw:frame draw:style-name="gr4" draw:text-style-name="P5" draw:layer="layout" svg:width="0.218cm" svg:height="0.39cm" svg:x="18.186cm" svg:y="7.165cm">
          <draw:text-box>
            <text:p text:style-name="P5"><text:span text:style-name="T2">E</text:span></text:p>
          </draw:text-box>
        </draw:frame>
        <draw:frame draw:style-name="gr4" draw:text-style-name="P5" draw:layer="layout" svg:width="0.197cm" svg:height="0.39cm" svg:x="14.786cm" svg:y="10.265cm">
          <draw:text-box>
            <text:p text:style-name="P5"><text:span text:style-name="T2">S</text:span></text:p>
          </draw:text-box>
        </draw:frame>
        <draw:frame draw:style-name="gr4" draw:text-style-name="P5" draw:layer="layout" svg:width="0.332cm" svg:height="0.39cm" svg:x="10.487cm" svg:y="8.665cm">
          <draw:text-box>
            <text:p text:style-name="P5"><text:span text:style-name="T2">W</text:span></text:p>
          </draw:text-box>
        </draw:frame>
        <draw:frame draw:style-name="gr4" draw:text-style-name="P7" draw:layer="layout" svg:width="0.256cm" svg:height="0.39cm" svg:x="13.639cm" svg:y="5.78cm">
          <draw:text-box>
            <text:p text:style-name="P7"><text:span text:style-name="T2">N</text:span></text:p>
          </draw:text-box>
        </draw:frame>
        <draw:line draw:style-name="gr7" draw:layer="layout" svg:x1="15.403cm" svg:y1="6.577cm" svg:x2="16.246cm" svg:y2="8.014cm">
          <text:p/>
        </draw:line>
        <draw:g>
          <draw:rect draw:style-name="gr8" draw:layer="layout" svg:width="1.354cm" svg:height="0.794cm" draw:transform="rotate (0.689928653313228) translate (13.381cm 7.925cm)">
            <text:p/>
          </draw:rect>
          <draw:rect draw:style-name="gr9" draw:layer="layout" svg:width="1.354cm" svg:height="1.341cm" draw:transform="skewX (0.281696141271831) rotate (0.689928653313228) translate (13.333cm 7.257cm)">
            <text:p/>
          </draw:rect>
        </draw:g>
        <draw:line draw:style-name="gr10" draw:layer="layout" svg:x1="14.384cm" svg:y1="8.135cm" svg:x2="16.669cm" svg:y2="7.99cm">
          <text:p/>
        </draw:line>
        <draw:line draw:style-name="gr7" draw:layer="layout" svg:x1="14.791cm" svg:y1="9.916cm" svg:x2="15.583cm" svg:y2="9.604cm">
          <text:p/>
        </draw:line>
        <draw:line draw:style-name="gr5" draw:layer="layout" svg:x1="13.372cm" svg:y1="7.918cm" svg:x2="12.569cm" svg:y2="6.846cm">
          <text:p/>
        </draw:line>
        <draw:line draw:style-name="gr5" draw:layer="layout" svg:x1="13.31cm" svg:y1="7.222cm" svg:x2="12.947cm" svg:y2="6.389cm">
          <text:p/>
        </draw:line>
        <draw:line draw:style-name="gr3" draw:layer="layout" svg:x1="12.664cm" svg:y1="6.986cm" svg:x2="13.078cm" svg:y2="6.679cm">
          <text:p/>
        </draw:line>
        <draw:line draw:style-name="gr11" draw:layer="layout" svg:x1="13.076cm" svg:y1="6.681cm" svg:x2="13.473cm" svg:y2="6.386cm">
          <text:p/>
        </draw:line>
        <draw:line draw:style-name="gr12" draw:layer="layout" svg:x1="12.668cm" svg:y1="6.982cm" svg:x2="12.251cm" svg:y2="7.292cm">
          <text:p/>
        </draw:line>
        <draw:frame draw:style-name="gr4" draw:text-style-name="P6" draw:layer="layout" svg:width="0.286cm" svg:height="0.549cm" svg:x="12.572cm" svg:y="6.251cm">
          <draw:text-box>
            <text:p text:style-name="P5"><text:span text:style-name="T3"></text:span><text:span text:style-name="T4">p</text:span></text:p>
          </draw:text-box>
        </draw:frame>
        <draw:line draw:style-name="gr5" draw:layer="layout" svg:x1="15.34cm" svg:y1="9.31cm" svg:x2="15.774cm" svg:y2="9.831cm">
          <text:p/>
        </draw:line>
        <draw:line draw:style-name="gr13" draw:layer="layout" svg:x1="14.394cm" svg:y1="8.151cm" svg:x2="17.08cm" svg:y2="3.985cm">
          <text:p/>
        </draw:line>
        <draw:line draw:style-name="gr15" draw:layer="layout" svg:x1="11.976cm" svg:y1="10.107cm" svg:x2="11.261cm" svg:y2="6.989cm">
          <text:p/>
        </draw:line>
        <draw:line draw:style-name="gr15" draw:layer="layout" svg:x1="11.984cm" svg:y1="10.101cm" svg:x2="14.325cm" svg:y2="9.648cm">
          <text:p/>
        </draw:line>
        <draw:line draw:style-name="gr16" draw:layer="layout" svg:x1="11.987cm" svg:y1="10.087cm" svg:x2="11.986cm" svg:y2="6.388cm">
          <text:p/>
        </draw:line>
        <draw:frame draw:style-name="gr4" draw:text-style-name="P8" draw:layer="layout" svg:width="0.311cm" svg:height="0.39cm" svg:x="10.839cm" svg:y="7.18cm">
          <draw:text-box>
            <text:p text:style-name="P7"><text:span text:style-name="T15">w'</text:span></text:p>
          </draw:text-box>
        </draw:frame>
        <draw:frame draw:style-name="gr4" draw:text-style-name="P10" draw:layer="layout" svg:width="1.302cm" svg:height="0.779cm" svg:x="10.539cm" svg:y="5.98cm">
          <draw:text-box>
            <text:p text:style-name="P9"><text:span text:style-name="T15">u'</text:span></text:p>
            <text:p text:style-name="P9"><text:span text:style-name="T14">(upward)</text:span></text:p>
          </draw:text-box>
        </draw:frame>
        <draw:frame draw:style-name="gr4" draw:text-style-name="P8" draw:layer="layout" svg:width="0.235cm" svg:height="0.39cm" svg:x="14.04cm" svg:y="9.18cm">
          <draw:text-box>
            <text:p text:style-name="P7"><text:span text:style-name="T15">v'</text:span></text:p>
          </draw:text-box>
        </draw:frame>
        <draw:line draw:style-name="gr17" draw:layer="layout" svg:x1="16.063cm" svg:y1="6.107cm" svg:x2="17.073cm" svg:y2="4.54cm">
          <text:p/>
        </draw:line>
        <draw:frame draw:style-name="gr1" draw:text-style-name="P5" draw:layer="layout" svg:width="1.407cm" svg:height="1.284cm" svg:x="17.084cm" svg:y="4.665cm">
          <draw:text-box>
            <text:p text:style-name="P5"><text:span text:style-name="T1">Normal</text:span></text:p>
            <text:p text:style-name="P5"><text:span text:style-name="T2">earth-sun,</text:span></text:p>
            <text:p text:style-name="P5"><text:span text:style-name="T15">n</text:span><text:span text:style-name="T16">s</text:span><text:span text:style-name="T15">'</text:span></text:p>
          </draw:text-box>
        </draw:frame>
        <draw:frame draw:style-name="gr4" draw:text-style-name="P6" draw:layer="layout" svg:width="11.135cm" svg:height="2.126cm" svg:x="9.71cm" svg:y="10.622cm">
          <draw:text-box>
            <text:p text:style-name="P5"><text:span text:style-name="T5">Legend</text:span></text:p>
            <text:p text:style-name="P2"><text:span text:style-name="T3"></text:span><text:span text:style-name="T4">p</text:span> surface tilt (<text:span text:style-name="T6">=0</text:span><text:span text:style-name="T7">° for ceilings, 90° for walls)</text:span></text:p>
            <text:p text:style-name="P2"><text:span text:style-name="T8"></text:span><text:span text:style-name="T9">p </text:span>surface azimuth (= -90<text:span text:style-name="T10">°</text:span><text:span text:style-name="T11"> if surface outward unit normal points towards west)</text:span></text:p>
            <text:p text:style-name="P2"><text:span text:style-name="T12"></text:span><text:span text:style-name="T13">i</text:span><text:span text:style-name="T11"> solar incidence angle</text:span>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2.716cm" svg:height="9.537cm" svg:x="4.436cm" svg:y="2.791cm" draw:page-number="2" presentation:class="page"/>
          <draw:frame presentation:style-name="pr1" draw:text-style-name="P11" draw:layer="layout" svg:width="15.02cm" svg:height="10.588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"/>
    <draw:marker draw:name="Arrowheads_20_1" draw:display-name="Arrowheads 1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fo:font-size="10pt" fo:language="en" fo:country="US" fo:font-style="italic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ome-background" style:family="presentation">
      <style:graphic-properties draw:stroke="none" draw:fill="none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�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�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font-size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69cm" svg:y="2cm" draw:page-number="1"/>
      <draw:page-thumbnail draw:layer="backgroundobjects" svg:width="10.392cm" svg:height="7.793cm" svg:x="15.284cm" svg:y="2cm"/>
      <draw:page-thumbnail draw:layer="backgroundobjects" svg:width="10.392cm" svg:height="7.793cm" svg:x="2.169cm" svg:y="11.795cm"/>
      <draw:page-thumbnail draw:layer="backgroundobjects" svg:width="10.392cm" svg:height="7.793cm" svg:x="15.284cm" svg:y="11.795cm"/>
    </style:handout-master>
    <style:master-page style:name="Home" style:page-layout-name="PM1" draw:style-name="Mdp1">
      <office:forms form:automatic-focus="false" form:apply-design-mode="false"/>
      <presentation:notes style:page-layout-name="PM0">
        <office:forms form:automatic-focus="false" form:apply-design-mode="false"/>
        <draw:page-thumbnail presentation:style-name="Home-title" draw:layer="backgroundobjects" svg:width="12.716cm" svg:height="9.537cm" svg:x="4.436cm" svg:y="2.791cm" presentation:class="page"/>
        <draw:frame presentation:style-name="Home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ichael Wetter</meta:initial-creator>
    <meta:creation-date>2000-05-26T17:22:32</meta:creation-date>
    <dc:creator>Michael Wetter</dc:creator>
    <dc:date>2010-09-01T17:17:18</dc:date>
    <dc:language>en-US</dc:language>
    <meta:editing-cycles>19</meta:editing-cycles>
    <meta:editing-duration>PT02H11M54S</meta:editing-duration>
    <meta:document-statistic meta:object-count="82"/>
    <meta:user-defined meta:name="Info 0"/>
    <meta:user-defined meta:name="Info 1"/>
    <meta:user-defined meta:name="Info 2"/>
    <meta:user-defined meta:name="Info 3"/>
  </office:meta>
</office:document-meta>
</file>